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H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text-input text:description="&lt;_(&quot;TOTAL DISCOUNT&quot;)&gt;">TOTAL DISCOUNT</text:text-input>:</text:p>
            <text:p text:style-name="P78"><text:span text:style-name="T21"><text:text-input text:description="&lt;_(&quot;TOTAL WITH DISCOUNT&quot;)&gt;">TOTAL WITH DISCOUNT</text:text-input></text:span>:</text:p>
            <text:p text:style-name="P79"><text:span text:style-name="T1"><text:text-input text:description="&lt;_(&quot;VAT&quot;)&gt;">VAT</text:text-input></text:span>:</text:p>
            <text:p text:style-name="P7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80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81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81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82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8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32:08.186207029</dc:date>
    <meta:editing-duration>P1DT17H29M42S</meta:editing-duration>
    <meta:editing-cycles>259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40" meta:character-count="1459" meta:non-whitespace-character-count="1369"/>
  </office:meta>
</office:document-meta>
</file>